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4.1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0c0c0" fo:wrap-option="wrap" fo:border="0.002cm solid #000000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9" style:family="table-cell" style:parent-style-name="Default" style:data-style-name="N109">
      <style:table-cell-properties fo:border-bottom="none" fo:wrap-option="wrap" fo:border-left="0.002cm solid #000000" fo:border-right="0.002cm solid #000000" fo:border-top="none"/>
    </style:style>
    <style:style style:name="ce10" style:family="table-cell" style:parent-style-name="Default" style:data-style-name="N109">
      <style:table-cell-properties fo:border-bottom="0.002cm solid #000000" fo:wrap-option="wrap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 style:data-style-name="N107">
      <style:table-cell-properties fo:border-bottom="none" fo:wrap-option="wrap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transparent" fo:wrap-option="wrap" fo:border-left="0.002cm solid #000000" fo:border-right="0.002cm solid #000000" fo:border-top="non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ce (one piece)</text:p>
          </table:table-cell>
          <table:table-cell table:style-name="ce2" office:value-type="string">
            <text:p>Price (total)</text:p>
          </table:table-cell>
          <table:table-cell table:style-name="ce2" office:value-type="string">
            <text:p>Supplier link</text:p>
          </table:table-cell>
          <table:table-cell table:number-columns-repeated="1016"/>
        </table:table-row>
        <table:table-row table:style-name="ro2">
          <table:table-cell/>
          <table:table-cell table:style-name="ce3"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4" office:value-type="string">
            <text:p>U1</text:p>
          </table:table-cell>
          <table:table-cell table:style-name="ce5" office:value-type="string">
            <text:p>LM2596 modu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M2596 modu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3]*[.D3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T1</text:p>
          </table:table-cell>
          <table:table-cell table:style-name="ce5" office:value-type="string">
            <text:p>SOT22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HT6N06T</text:p>
          </table:table-cell>
          <table:table-cell table:style-name="ce9" office:value-type="currency" office:currency="EUR" office:value="0.168">
            <text:p>0,168 €</text:p>
          </table:table-cell>
          <table:table-cell table:style-name="ce12" table:formula="of:=[.F4]*[.D4]" office:value-type="currency" office:currency="EUR" office:value="0.168">
            <text:p>0,17 €</text:p>
          </table:table-cell>
          <table:table-cell table:style-name="ce13" office:value-type="string">
            <text:p><text:a xlink:href="http://si.farnell.com/nxp/pht6n06t/mosfet-n-sot-223/dp/1081456">http://si.farnell.com/nxp/pht6n06t/mosfet-n-sot-223/dp/1081456</text:a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P11</text:p>
          </table:table-cell>
          <table:table-cell table:style-name="ce5" office:value-type="string">
            <text:p>IDC1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FP IDC connecto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5]*[.D5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P6</text:p>
          </table:table-cell>
          <table:table-cell table:style-name="ce5" office:value-type="string">
            <text:p>USB A standard receptac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SB A standard receptacle</text:p>
          </table:table-cell>
          <table:table-cell table:style-name="ce9" office:value-type="currency" office:currency="EUR" office:value="0.424">
            <text:p>0,424 €</text:p>
          </table:table-cell>
          <table:table-cell table:style-name="ce12" table:formula="of:=[.F6]*[.D6]" office:value-type="currency" office:currency="EUR" office:value="0.424">
            <text:p>0,42 €</text:p>
          </table:table-cell>
          <table:table-cell table:style-name="ce5" office:value-type="string">
            <text:p><text:a xlink:href="http://si.farnell.com/multicomp/mc32593/usb-2-0-type-a-receptacle-th/dp/1696534">http://si.farnell.com/multicomp/mc32593/usb-2-0-type-a-receptacle-th/dp/1696534</text:a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P1, P2, P3, P4, P9</text:p>
          </table:table-cell>
          <table:table-cell table:style-name="ce5" office:value-type="string">
            <text:p>terminal block, 2.45mm, 2-po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terminal block, 2.45mm, 2-po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7]*[.D7]" office:value-type="currency" office:currency="EUR" office:value="0">
            <text:p>0,00 €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5" office:value-type="string">
            <text:p>P10</text:p>
          </table:table-cell>
          <table:table-cell table:style-name="ce5" office:value-type="string">
            <text:p>terminal block, 2.45mm, 3-po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erminal block, 2.45mm, 3-po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8]*[.D8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5" office:value-type="string">
            <text:p>R1, R2, R3, R7, R8, R9, R10, R11, R12, R16, R17, R18, R19, R21, R22, R23, R27, R28, R29, R30, R31, R32, R35, R36, R38, R39, R40, R41, R42, R43, R46, R47, R48, R49, R50</text:p>
          </table:table-cell>
          <table:table-cell table:style-name="ce5" office:value-type="string">
            <text:p>R0603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10K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9]*[.D9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R37</text:p>
          </table:table-cell>
          <table:table-cell table:style-name="ce5" office:value-type="string">
            <text:p>R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0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0]*[.D10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 office:value-type="string">
            <text:p>R4, R5, R6, R13, R14, R15, R20, R24, R25, R26, R33, R34, R44, R45</text:p>
          </table:table-cell>
          <table:table-cell table:style-name="ce5" office:value-type="string">
            <text:p>R0603</text:p>
          </table:table-cell>
          <table:table-cell table:style-name="ce6" office:value-type="float" office:value="14">
            <text:p>14</text:p>
          </table:table-cell>
          <table:table-cell table:style-name="ce5" office:value-type="string">
            <text:p>0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1]*[.D11]" office:value-type="currency" office:currency="EUR" office:value="0">
            <text:p>0,00 €</text:p>
          </table:table-cell>
          <table:table-cell table:style-name="ce5" office:value-type="string">
            <text:p><text:a xlink:href="http://si.farnell.com/multicomp/mcwr06x000-ptl/res-thick-film-0-ohm-jumper-0/dp/2447743">http://si.farnell.com/multicomp/mcwr06x000-ptl/res-thick-film-0-ohm-jumper-0/dp/2447743</text:a>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1</text:p>
          </table:table-cell>
          <table:table-cell table:style-name="ce5" office:value-type="string">
            <text:p>C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0nF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2]*[.D12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L1</text:p>
          </table:table-cell>
          <table:table-cell table:style-name="ce5" office:value-type="string">
            <text:p>L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errite bead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3]*[.D13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U2</text:p>
          </table:table-cell>
          <table:table-cell table:style-name="ce6" office:value-type="string">
            <text:p>Universal Stepper Driver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Universal Stepper Driv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4]*[.D14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P5</text:p>
          </table:table-cell>
          <table:table-cell table:style-name="ce5" office:value-type="string">
            <text:p>1x4 male header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Pwr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5]*[.D15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P7</text:p>
          </table:table-cell>
          <table:table-cell table:style-name="ce5" office:value-type="string">
            <text:p>1x4 male heade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SB breakout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6]*[.D16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P8</text:p>
          </table:table-cell>
          <table:table-cell table:style-name="ce5" office:value-type="string">
            <text:p>1x12 male heade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ITI GPIO breakout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7]*[.D17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7" office:value-type="string">
            <text:p>J1</text:p>
          </table:table-cell>
          <table:table-cell table:style-name="ce8" office:value-type="string">
            <text:p>2x15 male header, angular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WITI board header connector</text:p>
          </table:table-cell>
          <table:table-cell table:style-name="ce10" office:value-type="currency" office:currency="EUR" office:value="0">
            <text:p>0,000 €</text:p>
          </table:table-cell>
          <table:table-cell table:style-name="ce12" table:formula="of:=[.F18]*[.D18]" office:value-type="currency" office:currency="EUR" office:value="0">
            <text:p>0,00 €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Total:</text:p>
          </table:table-cell>
          <table:table-cell table:style-name="ce2" table:formula="of:=SUM([.G3:.G18])" office:value-type="currency" office:currency="EUR" office:value="0.592">
            <text:p>0,59 €</text:p>
          </table:table-cell>
          <table:table-cell table:number-columns-repeated="1017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23.08.2016</text:date>, <text:time>12:39:45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8-23T12:39:45.63</dc:date>
    <meta:generator>OpenOffice.org/3.2$Win32 OpenOffice.org_project/320m18$Build-9502</meta:generator>
    <meta:editing-duration>PT04H54M22S</meta:editing-duration>
    <meta:editing-cycles>257</meta:editing-cycles>
    <meta:document-statistic meta:table-count="1" meta:cell-count="108" meta:object-count="0"/>
  </office:meta>
</office:document-meta>
</file>